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3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4" style:family="paragraph" style:parent-style-name="Standard">
      <style:paragraph-properties fo:text-align="justify" style:justify-single-word="false"/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P6" style:family="paragraph" style:parent-style-name="Standard">
      <style:paragraph-properties fo:margin-left="0cm" fo:margin-right="0cm" fo:text-indent="1.27cm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8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language="en" fo:country="US"/>
    </style:style>
    <style:style style:name="P9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1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11" style:family="paragraph" style:parent-style-name="Название_20_объекта">
      <style:paragraph-properties fo:text-align="center" style:justify-single-word="false"/>
    </style:style>
    <style:style style:name="P12" style:family="paragraph" style:parent-style-name="Heading_20_1" style:master-page-name="Standard">
      <style:paragraph-properties fo:text-align="center" style:justify-single-word="false" style:page-number="auto" fo:padding-left="0cm" fo:padding-right="0cm" fo:padding-top="0cm" fo:padding-bottom="0.035cm" fo:border-left="none" fo:border-right="none" fo:border-top="none" fo:border-bottom="1.5pt solid #000000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Courier New" style:font-name-complex="Courier New"/>
    </style:style>
    <style:style style:name="T7" style:family="text">
      <style:text-properties style:font-name="Courier New" fo:language="en" fo:country="US" style:font-name-complex="Courier New"/>
    </style:style>
    <style:style style:name="T8" style:family="text">
      <style:text-properties style:font-name="Courier New" fo:font-size="8pt" style:font-size-asian="8pt" style:font-name-complex="Courier New"/>
    </style:style>
    <style:style style:name="T9" style:family="text">
      <style:text-properties style:font-name="Courier New" fo:font-size="8pt" fo:language="en" fo:country="US" style:font-size-asian="8pt" style:font-name-complex="Courier New"/>
    </style:style>
    <style:style style:name="T10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11" style:family="text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12" text:outline-level="1">сишные трюки<text:line-break/>(<text:span text:style-name="T1">11h</text:span> выпуск)</text:h>
      <text:p text:style-name="Standard">крис касперски ака мыщъх, <text:span text:style-name="T1">a.k.a. souriz</text:span>, <text:span text:style-name="T1">a.k.a. nezumi</text:span>, <text:span text:style-name="T1">a.k.a. elraton</text:span>, <text:span text:style-name="T1">no</text:span>-<text:span text:style-name="T1">email</text:span></text:p>
      <text:p text:style-name="P6"/>
      <text:p text:style-name="P9"><text:span text:style-name="T5">сегодня мы поговорим о статических/динамических массивах нулевой длинны. </text:span><text:span text:style-name="T2">"</text:span><text:span text:style-name="T5">а разве бывают такие?</text:span><text:span text:style-name="T2">"</text:span><text:span text:style-name="T5"> — спросит недоверчивый читатель. не только бывают, но и утверждены стандартом, а так же активно используются всеми, кто о них знает (правда, знают о них немногие, и разработчики компиляторов в том числе).</text:span></text:p>
      <text:h text:style-name="Heading_20_2" text:outline-level="2">трюк первый — статические массивы на стеке</text:h>
      <text:p text:style-name="P7">Зачем может понадобится создавать статический массив нулевой длинны? Выражение типа <text:span text:style-name="T1">"</text:span><text:span text:style-name="T7">char</text:span><text:span text:style-name="T6"> </text:span><text:span text:style-name="T7">c[0]</text:span><text:span text:style-name="T1">"</text:span> не имеет смысла! Однако… в некоторых ситуациях оно бывает _очень_ полезно. Допустим, мы имеем определение <text:span text:style-name="T1">DATA_LEN с </text:span>допустимыми значениями от <text:span text:style-name="T1">0 (no data)</text:span> до<text:span text:style-name="T1">… XXL</text:span>. Тогда конструкция <text:span text:style-name="T1">"</text:span><text:span text:style-name="T7">char c[DATA_LEN]</text:span><text:span text:style-name="T1">" </text:span>при <text:span text:style-name="T1">DATA_LEN == 0 </text:span>приведет к ошибке компиляции, даже если мы не собираемся обращаться к массиву <text:span text:style-name="T1">"c"</text:span> по ходу исполнения программы. А усложнять алгоритм, добавляя лишние ветвления<text:span text:style-name="T1"> </text:span>и загромождая листинг командами препроцессора — не хочется.</text:p>
      <text:p text:style-name="P7">Вся хитрость в том, что если обернуть статический массив структурой, то компилятор, проглотит ее не задумываясь! Как раз то, что нам нужно!!! Рассмотрим следующий код:</text:p>
      <text:p text:style-name="P7"/>
      <text:p text:style-name="P1"><text:span text:style-name="T9">#define DATA_LEN<text:tab/>0<text:tab/>//</text:span><text:span text:style-name="T8"> нет данных</text:span></text:p>
      <text:p text:style-name="P2"/>
      <text:p text:style-name="P1"><text:span text:style-name="T8">struct </text:span><text:span text:style-name="T9">ZERO<text:tab/></text:span><text:span text:style-name="T8"><text:tab/></text:span><text:span text:style-name="T9"><text:tab/>// </text:span><text:span text:style-name="T8">структура со статическим массивом нулевой длинны</text:span></text:p>
      <text:p text:style-name="P2">{</text:p>
      <text:p text:style-name="P1"><text:span text:style-name="T10"><text:tab/></text:span><text:span text:style-name="T11">char c[DATA_LEN];<text:tab/></text:span><text:span text:style-name="T10">// </text:span><text:span text:style-name="T11">массив нулевой длины</text:span></text:p>
      <text:p text:style-name="P2">};</text:p>
      <text:p text:style-name="P2"/>
      <text:p text:style-name="P2">main()</text:p>
      <text:p text:style-name="P2">{</text:p>
      <text:p text:style-name="P2"><text:tab/>// объявляем структуру с массивом нулевой длины</text:p>
      <text:p text:style-name="P1"><text:span text:style-name="T9"><text:tab/></text:span><text:span text:style-name="T8">struct Z</text:span><text:span text:style-name="T9">ERO</text:span><text:span text:style-name="T8"> zero;</text:span></text:p>
      <text:p text:style-name="P3"><text:tab/></text:p>
      <text:p text:style-name="P1"><text:span text:style-name="T8"><text:tab/></text:span><text:span text:style-name="T9">// </text:span><text:span text:style-name="T8">печатаем размер структуры </text:span><text:span text:style-name="T9">ZERO </text:span><text:span text:style-name="T8">и ее</text:span><text:span text:style-name="T9"> </text:span><text:span text:style-name="T8">экземпляра </text:span><text:span text:style-name="T9">zero</text:span></text:p>
      <text:p text:style-name="P1"><text:span text:style-name="T8"><text:tab/>printf("%</text:span><text:span text:style-name="T9">x</text:span><text:span text:style-name="T8"> %x\n", sizeof(struct Z</text:span><text:span text:style-name="T9">ERO</text:span><text:span text:style-name="T8">)</text:span><text:span text:style-name="T9">,</text:span><text:span text:style-name="T8"> </text:span><text:span text:style-name="T9">sizeof(zero)</text:span><text:span text:style-name="T8">);</text:span></text:p>
      <text:p text:style-name="P3"><text:tab/></text:p>
      <text:p text:style-name="P1"><text:span text:style-name="T10"><text:tab/>// </text:span><text:span text:style-name="T11">присваиваем значение первой ячейке массива нулевой длины!!!</text:span></text:p>
      <text:p text:style-name="P1"><text:span text:style-name="T11"><text:tab/>*z</text:span><text:span text:style-name="T10">ero</text:span><text:span text:style-name="T11">.c = 0</text:span><text:span text:style-name="T10">x69</text:span><text:span text:style-name="T11">;</text:span></text:p>
      <text:p text:style-name="P3"><text:tab/></text:p>
      <text:p text:style-name="P1"><text:span text:style-name="T9"><text:tab/>// </text:span><text:span text:style-name="T8">выводим это значение на экран</text:span></text:p>
      <text:p text:style-name="P1"><text:span text:style-name="T8"><text:tab/>printf("</text:span><text:span text:style-name="T9">0</text:span><text:span text:style-name="T8">%</text:span><text:span text:style-name="T9">Xh</text:span><text:span text:style-name="T8">\n", *z</text:span><text:span text:style-name="T9">ero</text:span><text:span text:style-name="T8">.c);</text:span></text:p>
      <text:p text:style-name="P2">}</text:p>
      <text:p text:style-name="P11">Листинг <text:sequence text:ref-name="refЛистинг0" text:name="Листинг" text:formula="ooow:Листинг+1" style:num-format="1">1</text:sequence> статический массив нулевой длинны на стеке</text:p>
      <text:p text:style-name="P7">Этот код компилируется всеми компиляторами без исключения, причем, работает _правильно_ (хотя и не обязан это делать). В частности, при компиляции Си-программы, <text:span text:style-name="T1">Microsoft Visual C++ </text:span>утверждает, что размер структуры <text:span text:style-name="T1">ZERO </text:span>равен 4 байтам, но если изменить расширение файла с <text:span text:style-name="T1">".c" </text:span>на <text:span text:style-name="T1">".cpp"</text:span>, мы получим<text:span text:style-name="T1">…</text:span> 1 байт.</text:p>
      <text:p text:style-name="P7"><text:span text:style-name="T1">GCC </text:span>во всех случаях дает нам 0 байт,<text:span text:style-name="T1"> </text:span>что логично, но неправильно, поскольку _все_ 32‑битные компиляторы _реально_ резервируют как минимум 4 байта под локальные переменные любых видов, т. к. это необходимо для выравнивания стека (и дизассемблерные листинги наглядно подтверждают это!).</text:p>
      <text:p text:style-name="P7">Следовательно, мы можем не только создавать статические массивы нулевой длины, но еще и (пускай не без предосторожностей) использовать их. Например, в качестве вступительных тестов для новичков. Шутка! Но своя доля истины в ней есть. Обычно программисты, не желающие, чтобы их отстранили от проекта, добавляют в исходный код немного "черной магии". Программа работает вопреки здравому смыслу, совершенно непостижимому для окружающих!</text:p>
      <text:p text:style-name="P7">А вот если переместить структуру <text:span text:style-name="T1">ZERO </text:span>в статическую область памяти (секцию данных), то размер, резервируемый под массив нулевой длины, сразу же сократиться до одного байта, поскольку выравнивать переменные в статической памяти нет никакой необходимости, <text:soft-page-break/>но в нашем распоряжении останется по меньшей мере один байт, который можно задействовать под производственные нужды ;)</text:p>
      <text:h text:style-name="Heading_20_2" text:outline-level="2">трюк второй — динамические массивы на куче</text:h>
      <text:p text:style-name="P7">Функции семейства <text:span text:style-name="T1">malloc() </text:span>обязаны корректно обрабатывать нулевой аргумент, возвращая валидный указатель на блок памяти нулевой длинны. Вот что говорит <text:span text:style-name="T1">MSDN </text:span>по этому поводу "<text:span text:style-name="T1">If size is 0, malloc allocates a zero-length item in the heap and returns a valid pointer to that item</text:span>" (<text:span text:style-name="T13">Если размер </text:span><text:span text:style-name="T3">[</text:span><text:span text:style-name="T13">выделяемой памяти</text:span><text:span text:style-name="T3">] </text:span><text:span text:style-name="T13">равен нулю, функция </text:span><text:span text:style-name="T3">malloc </text:span><text:span text:style-name="T13">выделяет блок памяти нулевой длины в куче и возвращает указатель на него</text:span>).</text:p>
      <text:p text:style-name="P7">То есть, создавать массив нулевой длинны на куче мы можем без всяких извращений со структурами. Вот только обращаться к созданному массиву (по стандарту) никак не можем. Стандарт допускает только проверку указателя на нуль, сравнение двух указателей, освобождение памяти, ну и, естественно, реаллокацию. Однако, стандарт предполагает, а компилятор располагает.</text:p>
      <text:p text:style-name="P7">Давайте выясним: сколько же всего в _действительности_ выделяется байт при создании массива нулевой длинны?</text:p>
      <text:p text:style-name="P7"/>
      <text:p text:style-name="P1"><text:span text:style-name="T9">#define DATA_LEN<text:tab/>0<text:tab/>//</text:span><text:span text:style-name="T8"> нет данных</text:span></text:p>
      <text:p text:style-name="P2"/>
      <text:p text:style-name="P2">main()</text:p>
      <text:p text:style-name="P2">{</text:p>
      <text:p text:style-name="P1"><text:span text:style-name="T8"><text:tab/></text:span><text:span text:style-name="T9">// </text:span><text:span text:style-name="T8">создаем три массива нулевой длины</text:span></text:p>
      <text:p text:style-name="P1"><text:span text:style-name="T8"><text:tab/>char *p1=malloc(</text:span><text:span text:style-name="T9">DATA_LEN</text:span><text:span text:style-name="T8">);</text:span></text:p>
      <text:p text:style-name="P1"><text:span text:style-name="T8"><text:tab/>char *p2=malloc(</text:span><text:span text:style-name="T9">DATA_LEN</text:span><text:span text:style-name="T8">);</text:span></text:p>
      <text:p text:style-name="P1"><text:span text:style-name="T8"><text:tab/>char *p3=malloc(</text:span><text:span text:style-name="T9">DATA_LEN</text:span><text:span text:style-name="T8">);</text:span></text:p>
      <text:p text:style-name="P2"><text:tab/></text:p>
      <text:p text:style-name="P1"><text:span text:style-name="T8"><text:tab/></text:span><text:span text:style-name="T9">// </text:span><text:span text:style-name="T8">создаем три массива</text:span><text:span text:style-name="T9"> </text:span><text:span text:style-name="T8">длинной в один байт</text:span></text:p>
      <text:p text:style-name="P2"><text:tab/>char *p4=malloc(1);</text:p>
      <text:p text:style-name="P2"><text:tab/>char *p5=malloc(1);</text:p>
      <text:p text:style-name="P2"><text:tab/>char *p6=malloc(1);</text:p>
      <text:p text:style-name="P2"><text:tab/></text:p>
      <text:p text:style-name="P1"><text:span text:style-name="T8"><text:tab/></text:span><text:span text:style-name="T9">// </text:span><text:span text:style-name="T8">выводит указатель на созданные блоки на экран</text:span></text:p>
      <text:p text:style-name="P1"><text:span text:style-name="T8"><text:tab/>printf("0%Xh\n0%Xh\n0%Xh\n\</text:span><text:span text:style-name="T9">n</text:span><text:span text:style-name="T8">0%Xh\n0%Xh\n0%Xh\n", p1, p2, p3</text:span><text:span text:style-name="T9">, p4, p5, p6</text:span><text:span text:style-name="T8">);</text:span></text:p>
      <text:p text:style-name="P2">}</text:p>
      <text:p text:style-name="P11">Листинг<text:span text:style-name="T1"> </text:span><text:sequence text:ref-name="refЛистинг1" text:name="Листинг" text:formula="ooow:Листинг+1" style:num-format="1">2</text:sequence><text:span text:style-name="T1"> </text:span>измерительный прибор, определяющий реальный размер массивов нулевой длинны</text:p>
      <text:p text:style-name="P7">Откомпилировав программу<text:span text:style-name="T1"> с </text:span>помощью<text:span text:style-name="T1"> Microsoft Visual C++</text:span> и запустив ее на выполнение, на мы получим следующий результат:</text:p>
      <text:p text:style-name="P7"/>
      <text:p text:style-name="P1"><text:span text:style-name="T8">0300500h<text:tab/></text:span><text:span text:style-name="T9">; \</text:span></text:p>
      <text:p text:style-name="P1"><text:span text:style-name="T8">03004F0h</text:span><text:span text:style-name="T9"><text:tab/>; <text:s/>+- </text:span><text:span text:style-name="T8">указатели на блоки нулевой длины</text:span></text:p>
      <text:p text:style-name="P1"><text:span text:style-name="T8">03004E0h</text:span><text:span text:style-name="T9"><text:tab/>; /</text:span></text:p>
      <text:p text:style-name="P3"/>
      <text:p text:style-name="P1"><text:span text:style-name="T8">03004D0h<text:tab/></text:span><text:span text:style-name="T9">; \</text:span></text:p>
      <text:p text:style-name="P1"><text:span text:style-name="T8">03004C0h</text:span><text:span text:style-name="T9"><text:tab/>; <text:s/>+- </text:span><text:span text:style-name="T8">указатель на блоки длиной в один байт</text:span></text:p>
      <text:p text:style-name="P1"><text:span text:style-name="T8">03004B0h</text:span><text:span text:style-name="T9"><text:tab/>; /</text:span></text:p>
      <text:p text:style-name="P11">Листинг <text:sequence text:ref-name="refЛистинг2" text:name="Листинг" text:formula="ooow:Листинг+1" style:num-format="1">3</text:sequence> реально выделяемый размер динамических массивов</text:p>
      <text:p text:style-name="P7">Как видно, адреса выделяемых блоков планомерно уменьшаются на <text:span text:style-name="T1">10h</text:span> байт, следовательно, каждый блок (состоящий из массива и служебных данных) занимает _намного_ больше, чем ничего. Более того, <text:span text:style-name="T1">malloc(0) </text:span>эквивалентно <text:span text:style-name="T1">malloc(1)</text:span>. Определить размер актуальных данных динамического массива — несложно. Достаточно увеличивать аргумент, передаваемый <text:span text:style-name="T1">malloc</text:span>,<text:span text:style-name="T1"> </text:span>до тех пор, пока разница между соседними указателями скачкообразно не увеличиться на некоторую величину.</text:p>
      <text:p text:style-name="P7">Эксперимент показывает, что <text:span text:style-name="T5">минимальный размер выделяемого блока для </text:span><text:span text:style-name="T2">Microsoft Visual C++ </text:span><text:span text:style-name="T5">и 32-битных версий </text:span><text:span text:style-name="T2">GCC </text:span><text:span text:style-name="T5">составляет 10</text:span><text:span text:style-name="T2">h</text:span><text:span text:style-name="T5"> байт</text:span>, то есть <text:span text:style-name="T1">malloc(0) </text:span>работает _точно_ _также_ как и <text:span text:style-name="T1">malloc(</text:span>0<text:span text:style-name="T1">xF). </text:span>Естественно, никаких гарантий, что остальные компиляторы поведут себя аналогичным образом, у нас нет и никогда не будет, поэтому, вылезать за границы отведенного блока по любому не стоит.</text:p>
      <text:p text:style-name="P7">С другой стороны, выделив большое количество динамических массивов нулевого размера, не следует надеяться, что они не занимают драгоценной памяти и потому их можно не освобождать. Освобождать их нужно!!! Иначе память будет утекать со страшной скоростью!</text:p>
      <text:h text:style-name="Heading_20_2" text:outline-level="2"><text:soft-page-break/>трюк третий — оператор <text:span text:style-name="T1">new</text:span></text:h>
      <text:p text:style-name="P7">Практически все известные мне реализации Си++ компиляторов реализуют оператор <text:span text:style-name="T1">new </text:span>на основе <text:span text:style-name="T1">malloc</text:span>, поэтому, все, сказанное по отношению к <text:span text:style-name="T1">malloc(0)</text:span>,<text:span text:style-name="T1"> </text:span>справедливо и для <text:span text:style-name="T1">new(0)</text:span>. Однако… кое-какие различия все-таки наблюдается и мне бы хотелось обратить на них читательское внимание.</text:p>
      <text:p text:style-name="P7">Прежде всего откроем Стандарт (см. "C++ Programming Language<text:span text:style-name="T1">, Second Edition</text:span>" секция 5.3.3), где Дохлый Страус прямо так и пишет: "<text:span text:style-name="T1">This implies that an operator new() can be called with the argument zero. In this case, a pointer to an object is returned. Repeated such calls return pointers to distinct objects</text:span>" ("<text:span text:style-name="T13">…отсюда следует, что оператор </text:span><text:span text:style-name="T3">new() </text:span><text:span text:style-name="T13">может вызываться с нулевым аргументом и возвращать валидный указатель на объект. Последовательный вызов </text:span><text:span text:style-name="T3">new(0) </text:span><text:span text:style-name="T13">возвращает указатели на различные объекты</text:span>").</text:p>
      <text:p text:style-name="P7">Дальше по тексту объясняется, что мы можем получить указатель на нулевой объект, сравнивать его с любым другим указателем, но вот обращение к объекту нулевой длинны стандартом… ну не то, чтобы запрещается, а отдается на откуп конкретным реализациям. Изучение исходных кодов <text:span text:style-name="T1">RTL-</text:span>библиотек различных компиляторов показывает, что <text:span text:style-name="T1">new(0) </text:span>в общем случае эквивалентно <text:span text:style-name="T1">new(1) </text:span>независимо от типа объекта.</text:p>
      <text:p text:style-name="P7">Вот, например, фрагмент кода из <text:span text:style-name="T1">GCC:</text:span></text:p>
      <text:p text:style-name="P8"/>
      <text:p text:style-name="P1"><text:span text:style-name="T9">void* operator new(size_t size)<text:tab/>// </text:span><text:span text:style-name="T8">реализация оператора </text:span><text:span text:style-name="T9">new</text:span></text:p>
      <text:p text:style-name="P3">{</text:p>
      <text:p text:style-name="P1"><text:span text:style-name="T10"><text:tab/>// </text:span><text:span text:style-name="T11">если </text:span><text:span text:style-name="T10">size </text:span><text:span text:style-name="T11">равно нулю, принудительно устанавливаем размер в единицу</text:span></text:p>
      <text:p text:style-name="P4"><text:tab/>if( size == 0 ) size = 1;</text:p>
      <text:p text:style-name="P1"><text:span text:style-name="T8"><text:tab/></text:span><text:span text:style-name="T9">…</text:span></text:p>
      <text:p text:style-name="P1"><text:span text:style-name="T9"><text:tab/>// </text:span><text:span text:style-name="T8">продолжение функции</text:span></text:p>
      <text:p text:style-name="P1"><text:span text:style-name="T8"><text:tab/></text:span><text:span text:style-name="T9">…</text:span></text:p>
      <text:p text:style-name="P3">}</text:p>
      <text:p text:style-name="Название_20_объекта">Листинг<text:span text:style-name="T1"> </text:span><text:sequence text:ref-name="refЛистинг3" text:name="Листинг" text:formula="ooow:Листинг+1" style:num-format="1">4</text:sequence><text:span text:style-name="T1"> </text:span>фрагмент кода из компилятора <text:span text:style-name="T1">GCC</text:span>, реализующий оператор <text:span text:style-name="T1">new</text:span></text:p>
      <text:p text:style-name="P7">Оператор <text:span text:style-name="T1">new </text:span>в свою очередь опирается на <text:span text:style-name="T1">RTL-</text:span>библиотеку, общую как для Си, так и для Си++, а потому оператор <text:span text:style-name="T1">new(1) </text:span>в большинстве случаев эквивалентен <text:span text:style-name="T1">new(0xF)</text:span>, что наглядно подтверждает следующая программа:</text:p>
      <text:p text:style-name="P7"/>
      <text:p text:style-name="P2">main()</text:p>
      <text:p text:style-name="P2">{</text:p>
      <text:p text:style-name="P1"><text:span text:style-name="T8"><text:tab/></text:span><text:span text:style-name="T9">// </text:span><text:span text:style-name="T8">создаем символьный массив нулевой длины</text:span></text:p>
      <text:p text:style-name="P1"><text:span text:style-name="T8"><text:tab/></text:span><text:span text:style-name="T9">// (</text:span><text:span text:style-name="T8">Стандартом это допускается)</text:span></text:p>
      <text:p text:style-name="P2"><text:tab/>char *c = new char[0];</text:p>
      <text:p text:style-name="P2"><text:tab/></text:p>
      <text:p text:style-name="P1"><text:span text:style-name="T8"><text:tab/></text:span><text:span text:style-name="T9">// </text:span><text:span text:style-name="T8">получаем указатель на созданный объект нулевой длины</text:span></text:p>
      <text:p text:style-name="P1"><text:span text:style-name="T8"><text:tab/></text:span><text:span text:style-name="T9">// (</text:span><text:span text:style-name="T8">Стандартом это допускается)</text:span></text:p>
      <text:p text:style-name="P2"><text:tab/>char *p = &amp;c[0];</text:p>
      <text:p text:style-name="P2"><text:tab/></text:p>
      <text:p text:style-name="P1"><text:span text:style-name="T11"><text:tab/></text:span><text:span text:style-name="T10">// </text:span><text:span text:style-name="T11">записываем в объект нулевой длинны число </text:span><text:span text:style-name="T10">0x69</text:span></text:p>
      <text:p text:style-name="P1"><text:span text:style-name="T10"><text:tab/>// </text:span><text:span text:style-name="T11">(а вот этого Стандарт уже _не_ допускает!!!)</text:span></text:p>
      <text:p text:style-name="P5"><text:tab/>*c=0x69;</text:p>
      <text:p text:style-name="P2"><text:tab/></text:p>
      <text:p text:style-name="P1"><text:span text:style-name="T8"><text:tab/></text:span><text:span text:style-name="T9">// </text:span><text:span text:style-name="T8">проверяем успешность записи числа, выводя его на экран</text:span></text:p>
      <text:p text:style-name="P2"><text:tab/>printf("0%Xh\n",*c);</text:p>
      <text:p text:style-name="P2">}</text:p>
      <text:p text:style-name="P11">Листинг <text:sequence text:ref-name="refЛистинг4" text:name="Листинг" text:formula="ooow:Листинг+1" style:num-format="1">5</text:sequence> демонстрация создания объекта размеров в 1<text:span text:style-name="T1"> </text:span>байт с помощью <text:span text:style-name="T1">new char[0]</text:span></text:p>
      <text:p text:style-name="P7">Чтобы не быть голословным мыщъх приводит дизассемблерный фрагмент вышеупомянутой программы, откомпилированной <text:span text:style-name="T1">Microsoft Visual C++ (__heap_alloc – </text:span>служебная функция, на которую опирается оператор <text:span text:style-name="T1">new) </text:span>:</text:p>
      <text:p text:style-name="P10"/>
      <text:p text:style-name="P1"><text:span text:style-name="T8">.text:00401B6F __heap_alloc</text:span><text:span text:style-name="T9"><text:tab/></text:span><text:span text:style-name="T8">proc near</text:span><text:span text:style-name="T9"><text:tab/><text:tab/></text:span><text:span text:style-name="T8">; CODE XREF: __nh_malloc+B↑p</text:span></text:p>
      <text:p text:style-name="P2">.text:00401B6F</text:p>
      <text:p text:style-name="P1"><text:span text:style-name="T8">.text:00401B6F arg_0 </text:span><text:span text:style-name="T9"><text:tab/><text:tab/></text:span><text:span text:style-name="T8">= dword ptr <text:s/>8</text:span></text:p>
      <text:p text:style-name="P2">.text:00401B6F</text:p>
      <text:p text:style-name="P1"><text:span text:style-name="T8">.text:00401B6F </text:span><text:span text:style-name="T9"><text:tab/><text:tab/></text:span><text:span text:style-name="T8">push</text:span><text:span text:style-name="T9"><text:tab/></text:span><text:span text:style-name="T8">esi</text:span></text:p>
      <text:p text:style-name="P1"><text:span text:style-name="T11">.text:00401B70</text:span><text:span text:style-name="T10"><text:tab/><text:tab/><text:tab/></text:span><text:span text:style-name="T11">mov</text:span><text:span text:style-name="T10"><text:tab/></text:span><text:span text:style-name="T11">esi, [esp+arg_0]</text:span><text:span text:style-name="T10"><text:tab/>; </text:span><text:span text:style-name="T11">размер выделяемой памяти</text:span></text:p>
      <text:p text:style-name="P1"><text:span text:style-name="T8">.text:00401B74</text:span><text:span text:style-name="T9"><text:tab/><text:tab/><text:tab/></text:span><text:span text:style-name="T8">cmp</text:span><text:span text:style-name="T9"><text:tab/></text:span><text:span text:style-name="T8">esi, dword_406630<text:tab/></text:span><text:span text:style-name="T9">; </text:span><text:span text:style-name="T8">выделяем больше 1016байт</text:span></text:p>
      <text:p text:style-name="P1"><text:span text:style-name="T8">.text:00401B7A</text:span><text:span text:style-name="T9"><text:tab/><text:tab/><text:tab/></text:span><text:span text:style-name="T8">ja</text:span><text:span text:style-name="T9"><text:tab/></text:span><text:span text:style-name="T8">short loc_401B87<text:tab/></text:span><text:span text:style-name="T9">; </text:span><text:span text:style-name="T8">если да, то - прыжок</text:span></text:p>
      <text:p text:style-name="P2">.text:00401B7C</text:p>
      <text:p text:style-name="P1"><text:span text:style-name="T8">.text:00401B7C</text:span><text:span text:style-name="T9"><text:tab/><text:tab/><text:tab/></text:span><text:span text:style-name="T8">push</text:span><text:span text:style-name="T9"><text:tab/></text:span><text:span text:style-name="T8">esi<text:tab/><text:tab/><text:tab/></text:span><text:span text:style-name="T9">; </text:span><text:span text:style-name="T8">обрабатываем ситуацию</text:span></text:p>
      <text:p text:style-name="P1"><text:span text:style-name="T8">.text:00401B7D<text:tab/><text:tab/><text:tab/>call</text:span><text:span text:style-name="T9"><text:tab/></text:span><text:span text:style-name="T8">___sbh_alloc_block<text:tab/></text:span><text:span text:style-name="T9">; </text:span><text:span text:style-name="T8">с выделением </text:span><text:span text:style-name="T9">&lt;=1016</text:span><text:span text:style-name="T8">байт</text:span></text:p>
      <text:p text:style-name="P1"><text:span text:style-name="T8">.text:00401B82<text:tab/><text:tab/><text:tab/>test</text:span><text:span text:style-name="T9"><text:tab/></text:span><text:span text:style-name="T8">eax, eax<text:tab/><text:tab/></text:span><text:span text:style-name="T9">; </text:span><text:span text:style-name="T8">памяти</text:span></text:p>
      <text:p text:style-name="P1"><text:soft-page-break/><text:span text:style-name="T8">.text:00401B84<text:tab/><text:tab/><text:tab/>pop</text:span><text:span text:style-name="T9"><text:tab/></text:span><text:span text:style-name="T8">ecx</text:span></text:p>
      <text:p text:style-name="P1"><text:span text:style-name="T8">.text:00401B85<text:tab/><text:tab/><text:tab/>jnz</text:span><text:span text:style-name="T9"><text:tab/></text:span><text:span text:style-name="T8">short loc_401BA3<text:tab/></text:span><text:span text:style-name="T9">; </text:span><text:span text:style-name="T8">прыжок, если памяти нет</text:span></text:p>
      <text:p text:style-name="P2">.text:00401B87</text:p>
      <text:p text:style-name="P1"><text:span text:style-name="T8">.text:00401B87 loc_401B87:</text:span><text:span text:style-name="T9"><text:tab/><text:tab/><text:tab/><text:tab/></text:span><text:span text:style-name="T8">; CODE XREF: __heap_alloc+B↑j</text:span></text:p>
      <text:p text:style-name="P1"><text:span text:style-name="T11">.text:00401B87<text:tab/><text:tab/><text:tab/>test</text:span><text:span text:style-name="T10"><text:tab/></text:span><text:span text:style-name="T11">esi, esi<text:tab/><text:tab/></text:span><text:span text:style-name="T10">; </text:span><text:span text:style-name="T11">выделяем ноль байт?!</text:span></text:p>
      <text:p text:style-name="P1"><text:span text:style-name="T11">.text:00401B89<text:tab/><text:tab/><text:tab/>jnz</text:span><text:span text:style-name="T10"><text:tab/></text:span><text:span text:style-name="T11">short loc_401B8E<text:tab/></text:span><text:span text:style-name="T10">; </text:span><text:span text:style-name="T11">если не ноль, прыгаем</text:span></text:p>
      <text:p text:style-name="P1"><text:span text:style-name="T11">.text:00401B8B<text:tab/><text:tab/><text:tab/>push</text:span><text:span text:style-name="T10"><text:tab/></text:span><text:span text:style-name="T11">1<text:tab/><text:tab/><text:tab/></text:span><text:span text:style-name="T10">; </text:span><text:span text:style-name="T11">если ноль, увеличиваем</text:span></text:p>
      <text:p text:style-name="P1"><text:span text:style-name="T11">.text:00401B8D<text:tab/><text:tab/><text:tab/>pop</text:span><text:span text:style-name="T10"><text:tab/></text:span><text:span text:style-name="T11">esi<text:tab/><text:tab/><text:tab/></text:span><text:span text:style-name="T10">; </text:span><text:span text:style-name="T11">аргумент на единицу</text:span></text:p>
      <text:p text:style-name="P2">.text:00401B8E</text:p>
      <text:p text:style-name="P1"><text:span text:style-name="T8">.text:00401B8E loc_401B8E:</text:span><text:span text:style-name="T9"><text:tab/><text:tab/><text:tab/><text:tab/></text:span><text:span text:style-name="T8">; CODE XREF: __heap_alloc+1A↑j</text:span></text:p>
      <text:p text:style-name="P1"><text:span text:style-name="T11">.text:00401B8E<text:tab/><text:tab/><text:tab/>add</text:span><text:span text:style-name="T10"><text:tab/></text:span><text:span text:style-name="T11">esi, 0Fh<text:tab/><text:tab/></text:span><text:span text:style-name="T10">; </text:span><text:span text:style-name="T11">округляем размер блока</text:span></text:p>
      <text:p text:style-name="P1"><text:span text:style-name="T11">.text:00401B91<text:tab/><text:tab/><text:tab/>and</text:span><text:span text:style-name="T10"><text:tab/></text:span><text:span text:style-name="T11">esi, 0FFFFFFF0h<text:tab/></text:span><text:span text:style-name="T10">; </text:span><text:span text:style-name="T11">на 10</text:span><text:span text:style-name="T10">h </text:span><text:span text:style-name="T11">в большую сторону</text:span></text:p>
      <text:p text:style-name="P1"><text:span text:style-name="T8">.text:00401B94<text:tab/><text:tab/><text:tab/>push</text:span><text:span text:style-name="T9"><text:tab/></text:span><text:span text:style-name="T8">esi</text:span><text:span text:style-name="T9"><text:tab/><text:tab/></text:span><text:span text:style-name="T8"><text:tab/>; dwBytes</text:span></text:p>
      <text:p text:style-name="P1"><text:span text:style-name="T8">.text:00401B95<text:tab/><text:tab/><text:tab/>push</text:span><text:span text:style-name="T9"><text:tab/></text:span><text:span text:style-name="T8">0</text:span><text:span text:style-name="T9"><text:tab/><text:tab/></text:span><text:span text:style-name="T8"><text:tab/>; dwFlags</text:span></text:p>
      <text:p text:style-name="P1"><text:span text:style-name="T8">.text:00401B97<text:tab/><text:tab/><text:tab/>push</text:span><text:span text:style-name="T9"><text:tab/></text:span><text:span text:style-name="T8">hHeap</text:span><text:span text:style-name="T9"><text:tab/></text:span><text:span text:style-name="T8"><text:tab/></text:span><text:span text:style-name="T9"><text:tab/></text:span><text:span text:style-name="T8">; hHeap</text:span></text:p>
      <text:p text:style-name="P1"><text:span text:style-name="T8">.text:00401B9D<text:tab/><text:tab/><text:tab/>call</text:span><text:span text:style-name="T9"><text:tab/></text:span><text:span text:style-name="T8">ds:HeapAlloc<text:tab/><text:tab/></text:span><text:span text:style-name="T9">; </text:span><text:span text:style-name="T8">выделяем блок памяти</text:span></text:p>
      <text:p text:style-name="P2">.text:00401BA3</text:p>
      <text:p text:style-name="P1"><text:span text:style-name="T8">.text:00401BA3 loc_401BA3:</text:span><text:span text:style-name="T9"><text:tab/><text:tab/><text:tab/><text:tab/></text:span><text:span text:style-name="T8">; CODE XREF: __heap_alloc+16↑j</text:span></text:p>
      <text:p text:style-name="P1"><text:span text:style-name="T8">.text:00401BA3<text:tab/><text:tab/><text:tab/>pop</text:span><text:span text:style-name="T9"><text:tab/></text:span><text:span text:style-name="T8">esi</text:span></text:p>
      <text:p text:style-name="P2">.text:00401BA4<text:tab/><text:tab/><text:tab/>retn</text:p>
      <text:p text:style-name="P1"><text:span text:style-name="T8">.text:00401BA4 __heap_alloc</text:span><text:span text:style-name="T9"><text:tab/></text:span><text:span text:style-name="T8">endp</text:span></text:p>
      <text:p text:style-name="P11">Листинг <text:sequence text:ref-name="refЛистинг5" text:name="Листинг" text:formula="ooow:Листинг+1" style:num-format="1">6</text:sequence> дизассемблерный фрагмент функции __heap_alloc из <text:span text:style-name="T1">Microsoft Visual C++</text:span>, на которую опирается оператор <text:span text:style-name="T1">new() </text:span>и которая принудительно округляет выделяемый размер по границе 10<text:span text:style-name="T1">h </text:span>байт в большую строну, т.е. выделить менее 10<text:span text:style-name="T1">h </text:span>байт нам ни за что не удастся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7-09-06T02:41:00</dc:date>
    <meta:editing-cycles>90</meta:editing-cycles>
    <meta:editing-duration>PT3H2M</meta:editing-duration>
    <meta:document-statistic meta:table-count="0" meta:image-count="0" meta:object-count="0" meta:page-count="4" meta:paragraph-count="130" meta:word-count="1388" meta:character-count="9909" meta:non-whitespace-character-count="8518"/>
    <meta:generator>LibreOffice/5.1.4.2$Windows_x86 LibreOffice_project/f99d75f39f1c57ebdd7ffc5f42867c12031db97a</meta:generator>
  </office:meta>
</office:document-meta>
</file>